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Lohit Devanagari1" svg:font-family="'Lohit Devanagari'"/>
    <style:font-face style:name="Rubik" svg:font-family="Rubik, sans-serif"/>
    <style:font-face style:name="helvetica neue" svg:font-family="'helvetica neue', Helvetica, Arial, sans-serif"/>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Arial" style:font-name-asian="Times New Roman1" style:font-name-complex="Arial3" style:language-complex="ar" style:country-complex="SA"/>
    </style:style>
    <style:style style:name="P2" style:family="paragraph" style:parent-style-name="Standard">
      <style:paragraph-properties fo:line-height="150%" fo:text-align="justify" style:justify-single-word="false"/>
      <style:text-properties fo:color="#000000"/>
    </style:style>
    <style:style style:name="P3" style:family="paragraph" style:parent-style-name="Standard">
      <style:paragraph-properties fo:margin-top="0cm" fo:margin-bottom="0cm" loext:contextual-spacing="false" fo:line-height="150%" fo:text-align="justify" style:justify-single-word="false"/>
      <style:text-properties fo:color="#000000" style:font-name="Arial2"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left="0cm" fo:margin-right="0cm" fo:margin-top="0cm" fo:margin-bottom="0.397cm" loext:contextual-spacing="false" fo:line-height="150%" fo:text-align="justify" style:justify-single-word="false" fo:orphans="2" fo:widows="2" fo:text-indent="0cm" style:auto-text-indent="false"/>
      <style:text-properties fo:font-variant="normal" fo:text-transform="none" fo:color="#000000" style:font-name="Arial2" fo:font-size="12pt" fo:letter-spacing="normal" fo:font-style="normal" fo:font-weight="normal"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397cm" loext:contextual-spacing="false" fo:line-height="150%"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397cm" loext:contextual-spacing="false" fo:line-height="150%" fo:text-align="justify" style:justify-single-word="false" fo:orphans="2" fo:widows="2" fo:text-indent="0cm" style:auto-text-indent="false"/>
      <style:text-properties officeooo:paragraph-rsid="001c31bd"/>
    </style:style>
    <style:style style:name="P7" style:family="paragraph" style:parent-style-name="Text_20_body">
      <style:paragraph-properties fo:margin-left="0cm" fo:margin-right="0cm" fo:margin-top="0cm" fo:margin-bottom="0.397cm" loext:contextual-spacing="false" fo:line-height="150%" fo:text-align="justify" style:justify-single-word="false" fo:orphans="2" fo:widows="2" fo:text-indent="0cm" style:auto-text-indent="false"/>
      <style:text-properties officeooo:paragraph-rsid="00207675"/>
    </style:style>
    <style:style style:name="P8" style:family="paragraph" style:parent-style-name="Text_20_body" style:list-style-name="L1">
      <style:paragraph-properties fo:margin-left="0cm" fo:margin-right="0cm" fo:margin-top="0cm" fo:margin-bottom="0.397cm" loext:contextual-spacing="false" fo:line-height="150%" fo:text-align="justify" style:justify-single-word="false" fo:orphans="2" fo:widows="2" fo:text-indent="0cm" style:auto-text-indent="false" fo:padding="0cm" fo:border="none"/>
      <style:text-properties officeooo:paragraph-rsid="001fc635"/>
    </style:style>
    <style:style style:name="P9" style:family="paragraph" style:parent-style-name="Text_20_body" style:list-style-name="L2">
      <style:paragraph-properties fo:margin-left="0cm" fo:margin-right="0cm" fo:margin-top="0cm" fo:margin-bottom="0.397cm" loext:contextual-spacing="false" fo:line-height="150%" fo:text-align="justify" style:justify-single-word="false" fo:orphans="2" fo:widows="2" fo:text-indent="0cm" style:auto-text-indent="false" fo:padding="0cm" fo:border="none"/>
      <style:text-properties officeooo:paragraph-rsid="001fc635"/>
    </style:style>
    <style:style style:name="P10" style:family="paragraph" style:parent-style-name="Text_20_body" style:list-style-name="L3">
      <style:paragraph-properties fo:margin-left="0cm" fo:margin-right="0cm" fo:margin-top="0cm" fo:margin-bottom="0.397cm" loext:contextual-spacing="false" fo:line-height="150%" fo:text-align="justify" style:justify-single-word="false" fo:orphans="2" fo:widows="2" fo:text-indent="0cm" style:auto-text-indent="false" fo:padding="0cm" fo:border="none"/>
      <style:text-properties officeooo:paragraph-rsid="001fc635"/>
    </style:style>
    <style:style style:name="P11" style:family="paragraph" style:parent-style-name="Text_20_body" style:list-style-name="L4">
      <style:paragraph-properties fo:margin-left="0cm" fo:margin-right="0cm" fo:margin-top="0cm" fo:margin-bottom="0.238cm" loext:contextual-spacing="false" fo:line-height="150%" fo:text-align="justify" style:justify-single-word="false" fo:orphans="2" fo:widows="2" fo:text-indent="0cm" style:auto-text-indent="false" fo:padding="0cm" fo:border="none"/>
      <style:text-properties fo:font-variant="normal" fo:text-transform="none" fo:color="#0000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Arial2" fo:font-size="12pt" fo:letter-spacing="normal" fo:font-style="normal" style:text-underline-style="none" fo:font-weight="normal" officeooo:paragraph-rsid="00207675"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Arial2" fo:font-size="12pt" fo:letter-spacing="normal" fo:font-style="normal" fo:font-weight="normal" officeooo:paragraph-rsid="001c31bd"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Arial2" fo:font-size="12pt" fo:letter-spacing="normal" fo:font-style="normal" fo:font-weight="normal" style:font-size-asian="12pt" style:font-size-complex="12pt"/>
    </style:style>
    <style:style style:name="P1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Arial2" fo:font-size="12pt" fo:letter-spacing="normal" fo:font-style="normal" fo:font-weight="normal" officeooo:paragraph-rsid="001c31bd" style:font-size-asian="12pt" style:font-size-complex="12pt"/>
    </style:style>
    <style:style style:name="P17"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Arial2" fo:font-size="12pt" fo:letter-spacing="normal" fo:font-style="normal" fo:font-weight="normal" officeooo:paragraph-rsid="001e35da" style:font-size-asian="12pt" style:font-size-complex="12pt"/>
    </style:style>
    <style:style style:name="P18"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style:font-name="Arial2" fo:letter-spacing="normal" fo:font-style="normal" fo:font-weight="normal" officeooo:paragraph-rsid="00207675"/>
    </style:style>
    <style:style style:name="P19" style:family="paragraph" style:parent-style-name="Text_20_body">
      <loext:graphic-properties draw:fill="solid" draw:fill-color="#ffffff"/>
      <style:paragraph-properties fo:margin-left="0cm" fo:margin-right="0cm" fo:margin-top="0cm" fo:margin-bottom="0cm" loext:contextual-spacing="false" fo:line-height="150%" fo:text-align="justify" style:justify-single-word="false" fo:orphans="2" fo:widows="2" fo:text-indent="0cm" style:auto-text-indent="false" fo:background-color="#ffffff" fo:padding="0cm" fo:border="none"/>
      <style:text-properties fo:color="#000000" style:font-name="Arial2" fo:font-size="12pt" fo:font-weight="normal" officeooo:rsid="0017dc2e" officeooo:paragraph-rsid="001e35da" style:font-size-asian="12pt" style:font-weight-asian="normal" style:font-size-complex="12pt" style:font-weight-complex="normal"/>
    </style:style>
    <style:style style:name="P20"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color="#000000" style:font-name="Arial2" fo:font-size="12pt" style:font-size-asian="12pt" style:font-size-complex="12pt"/>
    </style:style>
    <style:style style:name="P21" style:family="paragraph" style:parent-style-name="Text_20_body">
      <style:paragraph-properties fo:margin-top="0cm" fo:margin-bottom="0cm" loext:contextual-spacing="false" fo:line-height="150%" fo:text-align="justify" style:justify-single-word="false"/>
    </style:style>
    <style:style style:name="P22" style:family="paragraph" style:parent-style-name="Text_20_body">
      <style:paragraph-properties fo:margin-top="0cm" fo:margin-bottom="0cm" loext:contextual-spacing="false" fo:line-height="150%" fo:text-align="justify" style:justify-single-word="false"/>
      <style:text-properties fo:color="#000000" style:font-name="Arial2"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4">
      <style:paragraph-properties fo:margin-top="0cm" fo:margin-bottom="0.238cm" loext:contextual-spacing="false" fo:line-height="150%" fo:text-align="justify" style:justify-single-word="false" fo:orphans="2" fo:widows="2" fo:padding="0cm" fo:border="none"/>
      <style:text-properties fo:font-variant="normal" fo:text-transform="none" fo:color="#0000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Normal_20__28_Web_29_">
      <style:paragraph-properties fo:margin-top="0cm" fo:margin-bottom="0cm" loext:contextual-spacing="false" fo:line-height="150%" fo:text-align="justify" style:justify-single-word="false" style:vertical-align="baseline"/>
    </style:style>
    <style:style style:name="P25" style:family="paragraph" style:parent-style-name="Normal_20__28_Web_29_">
      <style:paragraph-properties fo:margin-top="0cm" fo:margin-bottom="0cm" loext:contextual-spacing="false" fo:line-height="150%" fo:text-align="justify" style:justify-single-word="false" style:vertical-align="baseline"/>
      <style:text-properties fo:color="#000000" style:font-name="Arial" style:font-name-complex="Arial3"/>
    </style:style>
    <style:style style:name="P26" style:family="paragraph" style:parent-style-name="Normal_20__28_Web_29_">
      <style:paragraph-properties fo:margin-top="0cm" fo:margin-bottom="0cm" loext:contextual-spacing="false" fo:line-height="150%" fo:text-align="justify" style:justify-single-word="false" style:vertical-align="baseline"/>
      <style:text-properties fo:color="#000000"/>
    </style:style>
    <style:style style:name="P27" style:family="paragraph" style:parent-style-name="Text_20_body_20__28_user_29_">
      <loext:graphic-properties draw:fill="solid" draw:fill-color="#ffffff"/>
      <style:paragraph-properties fo:line-height="150%" fo:text-align="justify" style:justify-single-word="false" fo:background-color="#ffffff"/>
    </style:style>
    <style:style style:name="P28" style:family="paragraph" style:parent-style-name="Text_20_body_20__28_user_29_">
      <loext:graphic-properties draw:fill="solid" draw:fill-color="#ffffff"/>
      <style:paragraph-properties fo:margin-top="0cm" fo:margin-bottom="0cm" loext:contextual-spacing="false" fo:line-height="150%" fo:text-align="justify" style:justify-single-word="false" fo:background-color="#ffffff"/>
    </style:style>
    <style:style style:name="P29" style:family="paragraph" style:parent-style-name="Text_20_body_20__28_user_29_">
      <loext:graphic-properties draw:fill="solid" draw:fill-color="#ffffff"/>
      <style:paragraph-properties fo:margin-top="0cm" fo:margin-bottom="0cm" loext:contextual-spacing="false" fo:line-height="150%" fo:text-align="justify" style:justify-single-word="false" fo:background-color="#ffffff"/>
      <style:text-properties officeooo:paragraph-rsid="00172c28"/>
    </style:style>
    <style:style style:name="P30" style:family="paragraph" style:parent-style-name="Text_20_body_20__28_user_29_">
      <loext:graphic-properties draw:fill="solid" draw:fill-color="#ffffff"/>
      <style:paragraph-properties fo:margin-top="0cm" fo:margin-bottom="0cm" loext:contextual-spacing="false" fo:line-height="150%" fo:text-align="justify" style:justify-single-word="false" fo:background-color="#ffffff"/>
      <style:text-properties fo:color="#000000" style:font-name="Arial2" fo:font-size="12pt" fo:font-weight="bold" officeooo:rsid="0017dc2e" officeooo:paragraph-rsid="0017dc2e" style:font-size-asian="12pt" style:font-weight-asian="bold" style:font-size-complex="12pt" style:font-weight-complex="bold"/>
    </style:style>
    <style:style style:name="P31" style:family="paragraph" style:parent-style-name="Text_20_body_20__28_user_29_">
      <loext:graphic-properties draw:fill="solid" draw:fill-color="#ffffff"/>
      <style:paragraph-properties fo:margin-top="0cm" fo:margin-bottom="0cm" loext:contextual-spacing="false" fo:line-height="150%" fo:text-align="justify" style:justify-single-word="false" fo:background-color="#ffffff"/>
      <style:text-properties fo:color="#000000" style:font-name="Arial2" fo:font-size="12pt" officeooo:paragraph-rsid="00172c28" style:font-size-asian="12pt" style:font-size-complex="12pt"/>
    </style:style>
    <style:style style:name="P32" style:family="paragraph" style:parent-style-name="Heading_20_2">
      <style:paragraph-properties fo:margin-top="0cm" fo:margin-bottom="0cm" loext:contextual-spacing="false" fo:line-height="150%" fo:text-align="justify" style:justify-single-word="false"/>
      <style:text-properties fo:color="#000000"/>
    </style:style>
    <style:style style:name="P33" style:family="paragraph" style:parent-style-name="Heading_20_3">
      <style:paragraph-properties fo:margin-top="0cm" fo:margin-bottom="0cm" loext:contextual-spacing="false" fo:line-height="150%" fo:text-align="justify" style:justify-single-word="false"/>
      <style:text-properties fo:color="#000000"/>
    </style:style>
    <style:style style:name="P34" style:family="paragraph" style:parent-style-name="Heading_20_3">
      <style:paragraph-properties fo:margin-left="0cm" fo:margin-right="0cm" fo:margin-top="0cm" fo:margin-bottom="0.132cm" loext:contextual-spacing="false" fo:line-height="150%" fo:text-align="justify" style:justify-single-word="false" fo:orphans="2" fo:widows="2" fo:text-indent="0cm" style:auto-text-indent="false"/>
      <style:text-properties fo:font-variant="normal" fo:text-transform="none" fo:color="#000000" style:font-name="Arial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35" style:family="paragraph" style:parent-style-name="Standard_20__28_user_29_">
      <style:paragraph-properties fo:line-height="150%" fo:text-align="justify" style:justify-single-word="false"/>
      <style:text-properties fo:color="#000000" style:font-name="Arial2" fo:font-size="12pt" style:font-size-asian="12pt" style:font-size-complex="12pt"/>
    </style:style>
    <style:style style:name="P36" style:family="paragraph" style:parent-style-name="Standard_20__28_user_29_" style:master-page-name="Standard">
      <style:paragraph-properties fo:line-height="150%" fo:text-align="justify" style:justify-single-word="false" style:page-number="auto"/>
      <style:text-properties fo:color="#000000" style:font-name="Arial2" fo:font-size="12pt" style:font-size-asian="12pt" style:font-size-complex="12pt"/>
    </style:style>
    <style:style style:name="T1" style:family="text">
      <style:text-properties fo:color="#000000" style:font-name="Arial" fo:font-weight="normal" style:font-weight-asian="normal" style:font-name-complex="Arial3" style:font-weight-complex="normal" loext:padding="0cm" loext:border="none"/>
    </style:style>
    <style:style style:name="T2" style:family="text">
      <style:text-properties fo:color="#000000" style:font-name="Arial" style:font-name-complex="Arial3"/>
    </style:style>
    <style:style style:name="T3" style:family="text">
      <style:text-properties fo:color="#000000" style:font-name="Arial" style:font-name-complex="Arial3" loext:padding="0cm" loext:border="none"/>
    </style:style>
    <style:style style:name="T4" style:family="text">
      <style:text-properties fo:color="#000000" style:font-name="Arial" fo:font-weight="bold" style:font-weight-asian="bold" style:font-name-complex="Arial3" style:font-weight-complex="bold"/>
    </style:style>
    <style:style style:name="T5" style:family="text">
      <style:text-properties fo:color="#000000" style:font-name="Arial" fo:font-size="12pt" style:font-name-asian="Times New Roman1" style:font-size-asian="12pt" style:font-name-complex="Arial3" style:font-size-complex="12pt" style:language-complex="ar" style:country-complex="SA"/>
    </style:style>
    <style:style style:name="T6" style:family="text">
      <style:text-properties fo:color="#000000" style:font-name="Arial" style:font-name-asian="Times New Roman1" style:font-name-complex="Arial3" style:font-size-complex="12pt" style:language-complex="ar" style:country-complex="SA"/>
    </style:style>
    <style:style style:name="T7" style:family="text">
      <style:text-properties fo:color="#000000" fo:font-size="12pt" style:font-size-asian="12pt" style:font-size-complex="12pt"/>
    </style:style>
    <style:style style:name="T8" style:family="text">
      <style:text-properties fo:color="#000000" fo:font-size="12pt" officeooo:rsid="001fc635" style:font-size-asian="12pt" style:font-size-complex="12pt"/>
    </style:style>
    <style:style style:name="T9" style:family="text">
      <style:text-properties fo:color="#000000" fo:font-size="12pt" style:text-underline-style="none" style:font-name-asian="Times New Roman1" style:font-size-asian="12pt" style:font-style-asian="normal" style:font-weight-asian="normal" style:font-name-complex="Arial3" style:font-size-complex="12pt" style:language-complex="ar" style:country-complex="SA" style:font-style-complex="normal" style:font-weight-complex="normal"/>
    </style:style>
    <style:style style:name="T10" style:family="text">
      <style:text-properties fo:color="#000000" fo:font-size="12pt" style:text-underline-style="none" officeooo:rsid="001fc635" style:font-name-asian="Times New Roman1" style:font-size-asian="12pt" style:font-style-asian="normal" style:font-weight-asian="normal" style:font-name-complex="Arial3" style:font-size-complex="12pt" style:language-complex="ar" style:country-complex="SA" style:font-style-complex="normal" style:font-weight-complex="normal"/>
    </style:style>
    <style:style style:name="T11" style:family="text">
      <style:text-properties fo:color="#000000" style:font-name="Arial2" fo:font-size="12pt" style:font-size-asian="12pt" style:font-size-complex="12pt"/>
    </style:style>
    <style:style style:name="T12" style:family="text">
      <style:text-properties fo:color="#000000" style:font-name="Arial2" fo:font-size="12pt" style:font-size-asian="12pt" style:font-size-complex="12pt"/>
    </style:style>
    <style:style style:name="T13" style:family="text">
      <style:text-properties fo:color="#000000" style:font-name="Arial2" fo:font-size="12pt" officeooo:rsid="00172c28" style:font-size-asian="12pt" style:font-size-complex="12pt"/>
    </style:style>
    <style:style style:name="T14" style:family="text">
      <style:text-properties fo:color="#000000" style:font-name="Arial2" fo:font-size="12pt" officeooo:rsid="00172c28" style:font-size-asian="12pt" style:font-size-complex="12pt"/>
    </style:style>
    <style:style style:name="T15" style:family="text">
      <style:text-properties fo:color="#000000" style:font-name="Arial2" fo:font-size="12pt" style:font-size-asian="12pt" style:font-name-complex="Arial3" style:font-size-complex="12pt"/>
    </style:style>
    <style:style style:name="T16" style:family="text">
      <style:text-properties fo:color="#000000" style:font-name="Arial2" fo:font-size="12pt" officeooo:rsid="00172c28" style:font-size-asian="12pt" style:font-name-complex="Arial3" style:font-size-complex="12pt"/>
    </style:style>
    <style:style style:name="T17" style:family="text">
      <style:text-properties fo:color="#000000" style:font-name="Arial2" fo:font-size="12pt" style:font-size-asian="12pt" style:font-name-complex="Arial3" style:font-size-complex="12pt" style:language-complex="ar" style:country-complex="SA"/>
    </style:style>
    <style:style style:name="T18" style:family="text">
      <style:text-properties fo:color="#000000" style:font-name="Arial2" fo:font-size="12pt" officeooo:rsid="00172c28" style:font-size-asian="12pt" style:font-name-complex="Arial3" style:font-size-complex="12pt" style:language-complex="ar" style:country-complex="SA"/>
    </style:style>
    <style:style style:name="T19" style:family="text">
      <style:text-properties fo:color="#000000" style:font-name="Arial2" fo:font-size="12pt" fo:font-weight="normal" style:font-size-asian="12pt" style:font-weight-asian="normal" style:font-size-complex="12pt" style:font-weight-complex="normal"/>
    </style:style>
    <style:style style:name="T20" style:family="text">
      <style:text-properties fo:color="#000000" style:font-name="Arial2" fo:font-size="12pt" fo:font-weight="normal" style:font-size-asian="12pt" style:font-weight-asian="normal" style:font-name-complex="Arial3" style:font-size-complex="12pt" style:language-complex="ar" style:country-complex="SA" style:font-weight-complex="normal" loext:padding="0cm" loext:border="none"/>
    </style:style>
    <style:style style:name="T21" style:family="text">
      <style:text-properties fo:color="#000000" style:font-name="Arial2" fo:font-size="12pt" fo:font-weight="bold" style:font-size-asian="12pt" style:font-weight-asian="bold" style:font-name-complex="Arial3" style:font-size-complex="12pt" style:language-complex="ar" style:country-complex="SA" style:font-weight-complex="bold"/>
    </style:style>
    <style:style style:name="T22" style:family="text">
      <style:text-properties style:font-name="Arial" style:font-name-complex="Arial3" style:language-complex="ar" style:country-complex="SA"/>
    </style:style>
    <style:style style:name="T23" style:family="text">
      <style:text-properties style:font-name="Arial" style:font-name-complex="Arial3"/>
    </style:style>
    <style:style style:name="T24" style:family="text">
      <style:text-properties style:font-name="Arial" style:font-name-asian="Times New Roman1" style:font-name-complex="Arial3" style:language-complex="ar" style:country-complex="SA"/>
    </style:style>
    <style:style style:name="T25" style:family="text">
      <style:text-properties style:font-name="Arial" style:font-name-asian="Times New Roman1" style:font-name-complex="Arial3" style:font-size-complex="12pt" style:language-complex="ar" style:country-complex="SA"/>
    </style:style>
    <style:style style:name="T26" style:family="text">
      <style:text-properties style:font-name="Arial" fo:font-size="12pt" style:font-name-asian="Times New Roman1" style:font-size-asian="12pt" style:font-name-complex="Arial3" style:font-size-complex="12pt" style:language-complex="ar" style:country-complex="SA"/>
    </style:style>
    <style:style style:name="T27" style:family="text">
      <style:text-properties officeooo:rsid="0017dc2e"/>
    </style:style>
    <style:style style:name="T28" style:family="text">
      <style:text-properties fo:font-variant="normal" fo:text-transform="none" style:font-name="Arial2" fo:font-size="12pt" fo:letter-spacing="normal" fo:font-style="normal" fo:font-weight="normal" style:font-size-asian="12pt" style:font-size-complex="12pt"/>
    </style:style>
    <style:style style:name="T29" style:family="text">
      <style:text-properties fo:font-variant="normal" fo:text-transform="none"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fo:font-variant="normal" fo:text-transform="none" style:font-name="Arial2" fo:font-size="12pt" fo:letter-spacing="normal" fo:font-style="normal" style:text-underline-style="none" fo:font-weight="normal" officeooo:rsid="0017dc2e" style:font-size-asian="12pt" style:font-style-asian="normal" style:font-weight-asian="normal" style:font-size-complex="12pt" style:font-style-complex="normal" style:font-weight-complex="normal"/>
    </style:style>
    <style:style style:name="T31" style:family="text">
      <style:text-properties fo:font-variant="normal" fo:text-transform="none" style:font-name="Arial2" fo:font-size="12pt" fo:letter-spacing="normal" fo:font-style="normal" style:text-underline-style="none" fo:font-weight="normal" officeooo:rsid="001fc635" style:font-size-asian="12pt" style:font-style-asian="normal" style:font-weight-asian="normal" style:font-size-complex="12pt" style:font-style-complex="normal" style:font-weight-complex="normal"/>
    </style:style>
    <style:style style:name="T32" style:family="text">
      <style:text-properties fo:font-variant="normal" fo:text-transform="none" style:font-name="Arial2" fo:font-size="12pt" fo:letter-spacing="normal" style:text-underline-style="none" fo:font-weight="normal" style:font-size-asian="12pt" style:font-weight-asian="normal" style:font-size-complex="12pt" style:font-weight-complex="normal"/>
    </style:style>
    <style:style style:name="T33"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4" style:family="text">
      <style:text-properties fo:font-variant="normal" fo:text-transform="none" fo:color="#000000" style:font-name="Arial2" fo:font-size="12pt" fo:letter-spacing="normal" fo:font-style="normal" fo:font-weight="normal" style:font-name-asian="Times New Roman1" style:font-size-asian="12pt" style:font-style-asian="normal" style:font-weight-asian="bold" style:font-name-complex="Arial3" style:font-size-complex="12pt" style:language-complex="ar" style:country-complex="SA" style:font-style-complex="normal" style:font-weight-complex="bold"/>
    </style:style>
    <style:style style:name="T35" style:family="text">
      <style:text-properties fo:font-variant="normal" fo:text-transform="none" fo:color="#000000" style:font-name="Arial2" fo:font-size="12pt" fo:letter-spacing="normal" fo:font-style="normal" fo:font-weight="normal" officeooo:rsid="0017dc2e" style:font-name-asian="Times New Roman1" style:font-size-asian="12pt" style:font-style-asian="normal" style:font-weight-asian="bold" style:font-name-complex="Arial3" style:font-size-complex="12pt" style:language-complex="ar" style:country-complex="SA" style:font-style-complex="normal" style:font-weight-complex="bold"/>
    </style:style>
    <style:style style:name="T36" style:family="text">
      <style:text-properties fo:font-variant="normal" fo:text-transform="none" fo:color="#000000" style:font-name="Arial2" fo:font-size="12pt" fo:letter-spacing="normal" fo:font-style="normal" fo:font-weight="normal" officeooo:rsid="0017e61e" style:font-name-asian="Times New Roman1" style:font-size-asian="12pt" style:font-style-asian="normal" style:font-weight-asian="bold" style:font-name-complex="Arial3" style:font-size-complex="12pt" style:language-complex="ar" style:country-complex="SA" style:font-style-complex="normal" style:font-weight-complex="bold"/>
    </style:style>
    <style:style style:name="T37" style:family="text">
      <style:text-properties fo:font-variant="normal" fo:text-transform="none" fo:color="#000000" style:font-name="Arial2" fo:font-size="12pt" fo:letter-spacing="normal" fo:font-style="normal" fo:font-weight="normal" style:font-size-asian="12pt" style:font-size-complex="12pt"/>
    </style:style>
    <style:style style:name="T38" style:family="text">
      <style:text-properties fo:font-variant="normal" fo:text-transform="none" fo:color="#000000" style:font-name="Arial2" fo:font-size="12pt" fo:letter-spacing="normal" fo:font-style="normal" fo:font-weight="normal" officeooo:rsid="001e35da" style:font-size-asian="12pt" style:font-size-complex="12pt"/>
    </style:style>
    <style:style style:name="T39" style:family="text">
      <style:text-properties fo:font-variant="normal" fo:text-transform="none" fo:color="#000000" style:font-name="Arial2" fo:font-size="12pt" fo:letter-spacing="normal" fo:font-style="normal" fo:font-weight="normal" officeooo:rsid="001fc635" style:font-size-asian="12pt" style:font-size-complex="12pt"/>
    </style:style>
    <style:style style:name="T40" style:family="text">
      <style:text-properties fo:font-variant="normal" fo:text-transform="none" fo:color="#000000" style:font-name="Arial2" fo:font-size="12pt" fo:letter-spacing="normal" fo:font-style="normal" fo:font-weight="normal" style:font-size-asian="12pt" style:font-weight-asian="normal" style:font-size-complex="12pt" style:font-weight-complex="normal"/>
    </style:style>
    <style:style style:name="T41" style:family="text">
      <style:text-properties fo:font-variant="normal" fo:text-transform="none" fo:color="#000000" style:font-name="Arial2" fo:font-size="12pt" fo:letter-spacing="normal" fo:font-style="normal" style:text-underline-style="none" fo:font-weight="normal" style:font-name-asian="Times New Roman1" style:font-size-asian="12pt" style:font-style-asian="normal" style:font-weight-asian="normal" style:font-name-complex="Arial3" style:font-size-complex="12pt" style:language-complex="ar" style:country-complex="SA" style:font-style-complex="normal" style:font-weight-complex="normal"/>
    </style:style>
    <style:style style:name="T42" style:family="text">
      <style:text-properties fo:font-variant="normal" fo:text-transform="none" fo:color="#000000" style:font-name="Arial2" fo:font-size="12pt" fo:letter-spacing="normal" fo:font-style="normal" style:text-underline-style="none" fo:font-weight="normal" officeooo:rsid="0017dc2e" style:font-name-asian="Times New Roman1" style:font-size-asian="12pt" style:font-style-asian="normal" style:font-weight-asian="normal" style:font-name-complex="Arial3" style:font-size-complex="12pt" style:language-complex="ar" style:country-complex="SA" style:font-style-complex="normal" style:font-weight-complex="normal"/>
    </style:style>
    <style:style style:name="T43" style:family="text">
      <style:text-properties fo:font-variant="normal" fo:text-transform="none" fo:color="#0000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font-name="Arial2" fo:font-size="12pt" fo:letter-spacing="normal" fo:font-style="normal" style:text-underline-style="none" fo:font-weight="normal" officeooo:rsid="001e35da"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font-name="Arial2" fo:font-size="12pt" fo:letter-spacing="normal" fo:font-style="normal" style:text-underline-style="none" fo:font-weight="normal" officeooo:rsid="001fc635"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font-name="Arial2" fo:font-size="12pt" fo:letter-spacing="normal" fo:font-style="normal" style:text-underline-style="none" fo:font-weight="normal" officeooo:rsid="0017dc2e"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font-name="Arial2" fo:font-size="12pt" fo:letter-spacing="normal" fo:font-style="normal" style:text-underline-style="none" fo:font-weight="normal" officeooo:rsid="00207675"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font-name="Arial2" fo:font-size="12pt" fo:letter-spacing="normal" fo:font-weight="normal" officeooo:rsid="0017dc2e" style:font-size-asian="12pt" style:font-weight-asian="normal" style:font-size-complex="12pt" style:font-weight-complex="normal"/>
    </style:style>
    <style:style style:name="T49" style:family="text">
      <style:text-properties fo:font-variant="normal" fo:text-transform="none" fo:color="#000000" style:font-name="Arial2" fo:font-size="12pt" fo:letter-spacing="normal" officeooo:rsid="0017dc2e" style:font-size-asian="12pt" style:font-size-complex="12pt"/>
    </style:style>
    <style:style style:name="T50" style:family="text">
      <style:text-properties fo:font-variant="normal" fo:text-transform="none" fo:color="#000000" style:font-name="Arial2" fo:letter-spacing="normal" fo:font-style="normal" style:text-underline-style="none" fo:font-weight="normal" style:font-style-asian="normal" style:font-weight-asian="normal" style:font-style-complex="normal" style:font-weight-complex="normal"/>
    </style:style>
    <style:style style:name="T51" style:family="text">
      <style:text-properties fo:font-variant="normal" fo:text-transform="none" fo:color="#000000" style:font-name="Arial2" fo:letter-spacing="normal" fo:font-style="normal" style:text-underline-style="none" fo:font-weight="normal" officeooo:rsid="0017dc2e" style:font-style-asian="normal" style:font-weight-asian="normal" style:font-style-complex="normal" style:font-weight-complex="normal"/>
    </style:style>
    <style:style style:name="T52" style:family="text">
      <style:text-properties fo:font-variant="normal" fo:text-transform="none" fo:color="#000000" style:font-name="Arial2" fo:letter-spacing="normal" fo:font-style="normal" style:text-underline-style="none" fo:font-weight="normal" officeooo:rsid="001fc635" style:font-style-asian="normal" style:font-weight-asian="normal" style:font-style-complex="normal" style:font-weight-complex="normal"/>
    </style:style>
    <style:style style:name="T53" style:family="text">
      <style:text-properties fo:font-variant="normal" fo:text-transform="none" fo:color="#000000" style:font-name="Arial2" fo:font-size="13.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fo:font-size="12pt" fo:letter-spacing="normal" fo:font-style="normal" style:text-underline-style="none" fo:font-weight="normal" officeooo:rsid="0017dc2e"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fo:font-size="12pt" fo:letter-spacing="normal" fo:font-style="normal" style:text-underline-style="none" fo:font-weight="normal" officeooo:rsid="001fc635"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000" fo:letter-spacing="normal" fo:font-style="normal" officeooo:rsid="0017dc2e" style:font-style-asian="normal" style:font-style-complex="normal"/>
    </style:style>
    <style:style style:name="T58" style:family="text">
      <style:text-properties fo:font-variant="normal" fo:text-transform="none" fo:color="#000000" fo:letter-spacing="normal" fo:font-style="normal" style:text-underline-style="none" officeooo:rsid="001fc635" style:font-style-asian="normal" style:font-style-complex="normal"/>
    </style:style>
    <style:style style:name="T59" style:family="text">
      <style:text-properties fo:font-variant="normal" fo:text-transform="none" fo:color="#000000" style:font-name="Rubik" fo:font-size="13.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text-line-through-style="none" style:text-line-through-type="none" style:font-name="Arial2"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Arial2"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62" style:family="text">
      <style:text-properties fo:font-variant="normal" fo:text-transform="none" fo:color="#000000" fo:font-size="13.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3" style:family="text">
      <style:text-properties fo:font-variant="normal" fo:text-transform="none" fo:letter-spacing="normal" fo:font-style="normal" style:text-underline-style="none" officeooo:rsid="0017dc2e" style:font-style-asian="normal" style:font-style-complex="normal"/>
    </style:style>
    <style:style style:name="T64" style:family="text">
      <style:text-properties fo:font-variant="normal" fo:text-transform="none" fo:letter-spacing="normal" fo:font-style="normal" style:text-underline-style="none" style:font-style-asian="normal" style:font-name-complex="Arial3" style:font-style-complex="normal"/>
    </style:style>
    <style:style style:name="T65" style:family="text">
      <style:text-properties fo:font-variant="normal" fo:text-transform="none" fo:letter-spacing="normal" fo:font-style="normal" style:text-underline-style="none" officeooo:rsid="001e35da" style:font-style-asian="normal" style:font-name-complex="Arial3" style:font-style-complex="normal"/>
    </style:style>
    <style:style style:name="T66"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67" style:family="text">
      <style:text-properties fo:font-variant="normal" fo:text-transform="none" fo:letter-spacing="normal" fo:font-style="normal" style:text-underline-style="none" fo:font-weight="normal" officeooo:rsid="001a7548" style:font-style-asian="normal" style:font-weight-asian="normal" style:font-style-complex="normal" style:font-weight-complex="normal"/>
    </style:style>
    <style:style style:name="T68" style:family="text">
      <style:text-properties fo:font-variant="normal" fo:text-transform="none" fo:letter-spacing="normal" fo:font-style="normal" style:text-underline-style="none" fo:font-weight="normal" officeooo:rsid="001bd771" style:font-style-asian="normal" style:font-weight-asian="normal" style:font-style-complex="normal" style:font-weight-complex="normal"/>
    </style:style>
    <style:style style:name="T69" style:family="text">
      <style:text-properties fo:font-variant="normal" fo:text-transform="none" fo:letter-spacing="normal" fo:font-style="normal" style:font-name-asian="Times New Roman1" style:font-style-asian="normal" style:font-name-complex="Arial3" style:language-complex="ar" style:country-complex="SA" style:font-style-complex="normal"/>
    </style:style>
    <style:style style:name="T70" style:family="text">
      <style:text-properties fo:font-variant="normal" fo:text-transform="none" fo:letter-spacing="normal" style:font-name-asian="Times New Roman1" style:font-name-complex="Arial3" style:language-complex="ar" style:country-complex="SA"/>
    </style:style>
    <style:style style:name="T71" style:family="text">
      <style:text-properties fo:font-variant="normal" fo:text-transform="none" fo:letter-spacing="normal" officeooo:rsid="0017e61e" style:font-name-asian="Times New Roman1" style:font-name-complex="Arial3" style:language-complex="ar" style:country-complex="SA"/>
    </style:style>
    <style:style style:name="T72" style:family="text">
      <style:text-properties fo:font-variant="normal" fo:text-transform="none" fo:letter-spacing="normal" fo:font-weight="normal" style:font-name-asian="Times New Roman1" style:font-weight-asian="normal" style:font-name-complex="Arial3" style:language-complex="ar" style:country-complex="SA" style:font-weight-complex="normal"/>
    </style:style>
    <style:style style:name="T73" style:family="text">
      <style:text-properties fo:font-variant="normal" fo:text-transform="none" fo:letter-spacing="normal" fo:font-weight="normal" officeooo:rsid="0017e61e" style:font-name-asian="Times New Roman1" style:font-weight-asian="normal" style:font-name-complex="Arial3" style:language-complex="ar" style:country-complex="SA" style:font-weight-complex="normal"/>
    </style:style>
    <style:style style:name="T74" style:family="text">
      <style:text-properties fo:font-variant="normal" fo:text-transform="none" style:text-line-through-style="none" style:text-line-through-type="none" fo:letter-spacing="normal" fo:font-style="normal" style:text-underline-style="none" fo:font-weight="normal" officeooo:rsid="001a7548" style:text-blinking="false" fo:background-color="transparent" loext:char-shading-value="0" style:font-style-asian="normal" style:font-weight-asian="normal" style:font-style-complex="normal" style:font-weight-complex="normal" loext:padding="0cm" loext:border="none"/>
    </style:style>
    <style:style style:name="T75" style:family="text">
      <style:text-properties fo:font-variant="normal" fo:text-transform="none" style:text-line-through-style="none" style:text-line-through-type="none" fo:letter-spacing="normal" fo:font-style="normal" style:text-underline-style="none" officeooo:rsid="001a7548" style:text-blinking="false" fo:background-color="transparent" loext:char-shading-value="0" style:font-style-asian="normal" style:font-name-complex="Arial3" style:font-style-complex="normal" loext:padding="0cm" loext:border="none"/>
    </style:style>
    <style:style style:name="T76" style:family="text">
      <style:text-properties fo:font-variant="normal" fo:text-transform="none" style:text-line-through-style="none" style:text-line-through-type="none" fo:letter-spacing="normal" fo:font-weight="normal" style:text-blinking="false" style:font-name-asian="Times New Roman1" style:font-weight-asian="normal" style:font-name-complex="Arial3" style:language-complex="ar" style:country-complex="SA" style:font-weight-complex="normal"/>
    </style:style>
    <style:style style:name="T77" style:family="text">
      <style:text-properties fo:font-variant="normal" fo:text-transform="none" fo:color="#2c3e50" style:font-name="Rubik" fo:font-size="13.5pt" fo:letter-spacing="normal" fo:font-style="normal" fo:font-weight="normal"/>
    </style:style>
    <style:style style:name="T78" style:family="text">
      <style:text-properties fo:font-variant="normal" fo:text-transform="none" fo:color="#2c3e50" style:font-name="Rubik" fo:font-size="13.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9" style:family="text">
      <style:text-properties fo:font-variant="normal" fo:text-transform="none" fo:color="#2c3e50" style:font-name="Rubik" fo:font-size="13.5pt" fo:letter-spacing="normal" fo:font-style="normal" style:text-underline-style="none" fo:font-weight="normal" officeooo:rsid="001fc635" style:font-size-asian="12pt" style:font-style-asian="normal" style:font-weight-asian="normal" style:font-size-complex="12pt" style:font-style-complex="normal" style:font-weight-complex="normal"/>
    </style:style>
    <style:style style:name="T80" style:family="text">
      <style:text-properties fo:font-variant="normal" fo:text-transform="none" fo:color="#2c3e50" fo:font-size="13.5pt" fo:letter-spacing="normal" fo:font-style="normal" fo:font-weight="normal"/>
    </style:style>
    <style:style style:name="T81" style:family="text">
      <style:text-properties fo:font-variant="normal" fo:text-transform="none" fo:color="#2c3e50" fo:font-size="13.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2" style:family="text">
      <style:text-properties fo:font-variant="normal" fo:text-transform="none" fo:color="#2c3e50" fo:font-size="13.5pt" fo:letter-spacing="normal" fo:font-style="normal" style:text-underline-style="none" fo:font-weight="normal" officeooo:rsid="001fc635" style:font-size-asian="12pt" style:font-style-asian="normal" style:font-weight-asian="normal" style:font-size-complex="12pt" style:font-style-complex="normal" style:font-weight-complex="normal"/>
    </style:style>
    <style:style style:name="T83" style:family="text">
      <style:text-properties fo:font-variant="normal" fo:text-transform="none" fo:color="#2c3e50" style:font-name="Arial2" fo:font-size="13.5pt" fo:letter-spacing="normal" fo:font-style="normal" fo:font-weight="normal"/>
    </style:style>
    <style:style style:name="T84" style:family="text">
      <style:text-properties fo:font-variant="normal" fo:text-transform="none" fo:color="#2c3e50" style:font-name="Arial2" fo:font-size="13.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5" style:family="text">
      <style:text-properties fo:font-variant="normal" fo:text-transform="none" fo:color="#2c3e50" style:font-name="Arial2" fo:font-size="13.5pt" fo:letter-spacing="normal" fo:font-style="normal" style:text-underline-style="none" fo:font-weight="normal" officeooo:rsid="001fc635" style:font-size-asian="12pt" style:font-style-asian="normal" style:font-weight-asian="normal" style:font-size-complex="12pt" style:font-style-complex="normal" style:font-weight-complex="normal"/>
    </style:style>
    <style:style style:name="T86" style:family="text">
      <style:text-properties fo:font-variant="normal" fo:text-transform="none" fo:color="#2c3e50" style:font-name="Arial2" fo:letter-spacing="normal" fo:font-style="normal" fo:font-weight="normal"/>
    </style:style>
    <style:style style:name="T87" style:family="text">
      <style:text-properties fo:font-variant="normal" fo:text-transform="none" fo:color="#2c3e50" style:font-name="Arial2" fo:letter-spacing="normal" fo:font-style="normal" style:text-underline-style="none" fo:font-weight="normal" style:font-style-asian="normal" style:font-weight-asian="normal" style:font-style-complex="normal" style:font-weight-complex="normal"/>
    </style:style>
    <style:style style:name="T88" style:family="text">
      <style:text-properties fo:font-variant="normal" fo:text-transform="none" fo:color="#2c3e50" style:font-name="Arial2" fo:letter-spacing="normal" fo:font-style="normal" style:text-underline-style="none" fo:font-weight="normal" officeooo:rsid="001fc635" style:font-style-asian="normal" style:font-weight-asian="normal" style:font-style-complex="normal" style:font-weight-complex="normal"/>
    </style:style>
    <style:style style:name="T89" style:family="text">
      <style:text-properties fo:font-variant="normal" fo:text-transform="none" fo:color="#2c3e50" style:font-name="Arial2" fo:font-size="12pt" fo:letter-spacing="normal" fo:font-style="normal" fo:font-weight="normal" style:font-size-asian="12pt" style:font-size-complex="12pt"/>
    </style:style>
    <style:style style:name="T90" style:family="text">
      <style:text-properties fo:font-variant="normal" fo:text-transform="none" fo:color="#2c3e5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1" style:family="text">
      <style:text-properties fo:font-variant="normal" fo:text-transform="none" fo:color="#2c3e50" style:font-name="Arial2" fo:font-size="12pt" fo:letter-spacing="normal" fo:font-style="normal" style:text-underline-style="none" fo:font-weight="normal" officeooo:rsid="001fc635" style:font-size-asian="12pt" style:font-style-asian="normal" style:font-weight-asian="normal" style:font-size-complex="12pt" style:font-style-complex="normal" style:font-weight-complex="normal"/>
    </style:style>
    <style:style style:name="T92" style:family="text">
      <style:text-properties fo:font-variant="normal" fo:text-transform="none" style:font-name="Rubik" fo:font-size="13.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3" style:family="text">
      <style:text-properties style:font-name-complex="Arial3"/>
    </style:style>
    <style:style style:name="T94" style:family="text">
      <style:text-properties style:font-name-asian="Times New Roman1" style:font-name-complex="Arial3" style:language-complex="ar" style:country-complex="SA"/>
    </style:style>
    <style:style style:name="T95" style:family="text">
      <style:text-properties style:text-underline-style="none" style:font-style-asian="normal" style:font-weight-asian="normal" style:font-style-complex="normal" style:font-weight-complex="normal"/>
    </style:style>
    <style:style style:name="T96" style:family="text">
      <style:text-properties style:text-underline-style="none" officeooo:rsid="001e35da" style:font-style-asian="normal" style:font-weight-asian="normal" style:font-style-complex="normal" style:font-weight-complex="normal"/>
    </style:style>
    <style:style style:name="T97" style:family="text">
      <style:text-properties style:text-underline-style="none" officeooo:rsid="001bd771" style:font-style-asian="normal" style:font-weight-asian="normal" style:font-style-complex="normal" style:font-weight-complex="normal"/>
    </style:style>
    <style:style style:name="T98" style:family="text">
      <style:text-properties style:text-line-through-style="none" style:text-line-through-type="none" style:text-underline-style="none" style:text-blinking="false" fo:background-color="#ffffff" loext:char-shading-value="0" loext:padding="0cm" loext:border="none"/>
    </style:style>
    <style:style style:name="T99" style:family="text">
      <style:text-properties officeooo:rsid="001c8c8b"/>
    </style:style>
    <style:style style:name="T100" style:family="text">
      <style:text-properties style:font-weight-asian="normal" style:font-weight-complex="normal"/>
    </style:style>
    <style:style style:name="T101" style:family="text">
      <style:text-properties officeooo:rsid="001c31bd" style:font-weight-asian="normal" style:font-weight-complex="normal"/>
    </style:style>
    <style:style style:name="T102" style:family="text">
      <style:text-properties officeooo:rsid="001c8c8b" style:font-weight-asian="normal" style:font-weight-complex="normal"/>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5"/>
      <text:p text:style-name="P35">Fale do modelo e metrologia Scrum</text:p>
      <text:p text:style-name="P35">Fale de projetos e abordagens de equipes de software</text:p>
      <text:p text:style-name="P35">Fale um pouco das ferramentas como o Jira e sua importância nos projetos de TI</text:p>
      <text:p text:style-name="P35">Faça tudo no modelo ABNT</text:p>
      <text:p text:style-name="P35"/>
      <text:p text:style-name="P35"/>
      <text:p text:style-name="P28"><text:span text:style-name="T11">Na </text:span><text:span text:style-name="T11">atualidade, o </text:span><text:span text:style-name="Strong_20_Emphasis"><text:span text:style-name="T19">desenvolvimento de softwares </text:span></text:span><text:span text:style-name="T11">é uma das atividades mais</text:span><text:span text:style-name="T11"> valorizadas no mercado de trabalho, cada vez mais a internet e a computação assumem um protagonismo maior em nosso cotidiano. As novas soluções tecnológicas surgem para mudar, melhorar, automatizar a maneira como fazíamos determinada</text:span><text:span text:style-name="T13">s</text:span><text:span text:style-name="T11"> tarefa</text:span><text:span text:style-name="T13">s</text:span><text:span text:style-name="T11">. Estamos vivenciando literalmente uma </text:span><text:a xlink:type="simple" xlink:href="https://fia.com.br/blog/transformacao-digital/" text:style-name="ListLabel_20_19" text:visited-style-name="ListLabel_20_19">transformação digital</text:a><text:span text:style-name="T11"> </text:span><text:span text:style-name="T11">e cultural que desperta</text:span><text:span text:style-name="Strong_20_Emphasis"><text:span text:style-name="T19"> uma nova forma de pensar </text:span></text:span><text:span text:style-name="T11">nas pessoas e principalmente nos empreendedores.</text:span></text:p>
      <text:p text:style-name="P27"><text:span text:style-name="T11">Pode-se dizer que desenvolvimento de softwares é a atividade de </text:span><text:span text:style-name="Strong_20_Emphasis"><text:span text:style-name="T19">criar programas de computação</text:span></text:span><text:span text:style-name="T11">, executada por um desenvolvedor ou por um grupo de desenvolvedores, e o </text:span><text:span text:style-name="Strong_20_Emphasis"><text:span text:style-name="T19">software é um produto virtual</text:span></text:span><text:span text:style-name="T11">, formado por um conjunto de códigos, instruções escritas em determinada linguagem da computação. Instruções essas que serão traduzidas pela tela do equipamento eletrônico e apresentadas de modo diferente ou até mesmo materializadas em ações em alguns tipos de aparelhos.</text:span></text:p>
      <text:p text:style-name="P29"><text:span text:style-name="T11">Os desenvolvedores são </text:span><text:span text:style-name="Strong_20_Emphasis"><text:span text:style-name="T19">programadores</text:span></text:span><text:span text:style-name="T11">, ou seja, eles escrevem o programa a partir d</text:span><text:span text:style-name="T13">e </text:span><text:span text:style-name="T11">códigos, porém vale a ressalva que nem todo programador é desenvolvedor, já que essa alcunha é atribuída aos profissionais que participam de todo o processo de desenvolvimento de softwares. O desenvolvedor é </text:span><text:span text:style-name="T13">aquele que</text:span><text:span text:style-name="Strong_20_Emphasis"><text:span text:style-name="T19"> sabe conduzir um projeto</text:span></text:span><text:span text:style-name="T11">, desde a concepção, entendendo quais são as necessidades do cliente. Esse trabalho é minucioso </text:span><text:span text:style-name="T13">e </text:span><text:span text:style-name="T11">envolve ouvir </text:span><text:span text:style-name="T13">o cliente,</text:span><text:span text:style-name="T11"> colher informações, fazer protótipos, testar, ajustar, homologar e implementar, </text:span><text:span text:style-name="Strong_20_Emphasis"><text:span text:style-name="T19">é uma tarefa complexa </text:span></text:span><text:span text:style-name="T11">que </text:span><text:span text:style-name="T13">demanda</text:span><text:span text:style-name="T11"> bastante conhecimento técnico. </text:span></text:p>
      <text:p text:style-name="P29"><text:span text:style-name="T11">O </text:span><text:span text:style-name="T13">processo de criação</text:span><text:span text:style-name="T11"> possui </text:span><text:span text:style-name="Strong_20_Emphasis"><text:span text:style-name="T19">várias etapas desde</text:span></text:span><text:span text:style-name="T11"> a concepção do projeto até a sua conclusão </text:span><text:span text:style-name="T13">e por isso faz-se necessário a</text:span><text:span text:style-name="T11"> escolha de uma metodologia para coordenar </text:span><text:span text:style-name="T13">todo o</text:span><text:span text:style-name="T11"> trabalho de criação do </text:span><text:span text:style-name="T15">artefato, pois envolvem muitas etapas </text:span><text:span text:style-name="T16">e</text:span><text:span text:style-name="T15"> não podem ser conduzidos de modo aleatório. </text:span><text:span text:style-name="T17">É preciso coordenar </text:span><text:span text:style-name="Strong"><text:span text:style-name="T20">quem faz o quê, quando, como e onde</text:span></text:span><text:span text:style-name="T21">.</text:span><text:span text:style-name="T17"> </text:span><text:span text:style-name="T18">E n</text:span><text:span text:style-name="T17">ão basta definir tudo isso em uma reunião, ficar na palavra e deixar assim até o fim do projeto. </text:span><text:span text:style-name="T15">De acordo as etapas avançam as necessidades </text:span><text:span text:style-name="T16">mudam</text:span><text:span text:style-name="T15">, </text:span><text:span text:style-name="T16">e </text:span><text:span text:style-name="T15">é nesse </text:span><text:soft-page-break/><text:span text:style-name="T15">contexto entram as metodologias de desenvolvimento de software, para dar ordem ao modo como o trabalho será conduzido e acompanhado.</text:span></text:p>
      <text:p text:style-name="P31"><text:span text:style-name="T93"/></text:p>
      <text:p text:style-name="P30"><text:span text:style-name="T93">Metodologia Ágil Scrum</text:span></text:p>
      <text:p text:style-name="P17"><text:span text:style-name="T95">Muitas pessoas confundem a metodologia scrum como sendo a metodologia ágil. Entretanto, esse é um conceito errado. Na verdade, o Scrum se encaixa entre um dos métodos de gestão ágil de projetos. O termo Metodologia Ágil ou Agile existe desde o início do século 21 com a criação do </text:span><text:span text:style-name="T96">Manifesto Ágil</text:span><text:span text:style-name="T95"> quando se tornou mais popular.</text:span></text:p>
      <text:p text:style-name="P19"><text:span text:style-name="T64">Foi desenvolvida para atender o desejo dos clientes e é realizada em etapas e só inicia uma nova demanda quando a outra é finalizada. Desta forma, cada projeto é feito de maneira mais assertiva. Evita-se então o desperdício de recursos e, principalmente, o retrabalho, </text:span><text:span text:style-name="T65">por isso</text:span><text:span text:style-name="T64"> é considerada um método ágil. Trata-se de um </text:span><text:span text:style-name="T75">framework </text:span><text:span text:style-name="T64">(conjunto de ações e estratégias para solucionar problemas) normalmente utilizado com projetos mais complexos.</text:span></text:p>
      <text:p text:style-name="P20"><text:span text:style-name="T66">O conceito principal é a ideia de finalizar um projeto mais rápido, com melhor qualidade, otimizando os </text:span><text:span text:style-name="T67">r</text:span><text:span text:style-name="T74">ecursos humanos </text:span><text:span text:style-name="T66">e materiais. Além disso, potencializa o trabalho em equipe com foco no cumprimento dos prazos estipulados por meio do acompanhamento da evolução do projeto.</text:span></text:p>
      <text:p text:style-name="P20"><text:span text:style-name="T66">Vale destacar que as metodologias ágeis são alternativas de</text:span><text:span text:style-name="T67"> gestão </text:span><text:span text:style-name="T68">de projetos </text:span><text:span text:style-name="T66">com o objetivo de oferecer rapidez e adaptação dos processos e, por isso, o scrum está listado como um método Agile.</text:span></text:p>
      <text:p text:style-name="P15"><text:span text:style-name="T95">A metodologia scrum, foi desenvolvida por Ken Schwaber e Jeff Sutherland. </text:span><text:span text:style-name="T97">Jeff</text:span><text:span text:style-name="T95"> era piloto de avião e, da sua experiência, detectou o fato de que não existe uma maneira fixa para pousar um avião, pois depende de vários fatores, inclusive, externos, exigindo adaptações a cada pouso.</text:span></text:p>
      <text:p text:style-name="P12">Segundo Sutherland, um grande projeto pode ser visto da mesma maneira, porque envolve uma série de atividades e pessoas diferentes para a conclusão de um mesmo objetivo, havendo necessidade de ajustes durante a trajetória, pois obstáculos não previstos podem surgir no caminho.</text:p>
      <text:p text:style-name="P12">Foi desse insight que a metodologia scrum foi criada e, a partir daí, bastante utilizada pelos setor da tecnologia. </text:p>
      <text:p text:style-name="P21"><text:span text:style-name="T34">S</text:span><text:span text:style-name="T36">crum</text:span><text:span text:style-name="T34">, </text:span><text:span text:style-name="T35">b</text:span><text:span text:style-name="T34">aseia-se em ciclos com período de tempo definido, chamados </text:span><text:span text:style-name="Emphasis"><text:span text:style-name="T34">Sprints</text:span></text:span><text:span text:style-name="T34">, onde trabalha-se para alcançar objetivos bem definidos. Estes objetivos são representados no</text:span><text:span text:style-name="Emphasis"><text:span text:style-name="T34"> Product Backlog</text:span></text:span><text:span text:style-name="T34">, uma lista de itens a fazer constantemente atualizada e repriorizada (ScrumAlliance 2010). </text:span></text:p>
      <text:p text:style-name="P13"><text:soft-page-break/>Assim como em todo projeto ou organização, existe uma hierarquia na metodologia Scrum. Afinal, é necessário que haja um profissional no comando da equipe multidisciplinar que trabalhará no desenvolvimento do produto.</text:p>
      <text:p text:style-name="P18"><text:span text:style-name="T9">Para o sucesso do projeto, é importante que a empresa e os membros da equipe entendam qual o seu pape</text:span><text:span text:style-name="T10">l.</text:span></text:p>
      <text:p text:style-name="P21"><text:span text:style-name="T41">Existem três papéis principais que compõem </text:span><text:span text:style-name="T42">o Scrum</text:span><text:span text:style-name="T41">: </text:span><text:span text:style-name="T42"><text:s/>Time,</text:span><text:span text:style-name="T41"> </text:span><text:span text:style-name="Emphasis"><text:span text:style-name="T41">Product Owner </text:span></text:span><text:span text:style-name="Emphasis"><text:span text:style-name="T42">(P.O.) </text:span></text:span><text:span text:style-name="T41">e </text:span><text:span text:style-name="Emphasis"><text:span text:style-name="T41">Scrum Master</text:span></text:span><text:span text:style-name="T41">.</text:span></text:p>
      <text:list xml:id="list1090314822" text:style-name="L1">
        <text:list-item>
          <text:p text:style-name="P8"><text:span text:style-name="Strong_20_Emphasis"><text:span text:style-name="T46">Eq</text:span></text:span><text:span text:style-name="Strong_20_Emphasis"><text:span text:style-name="T45">u</text:span></text:span><text:span text:style-name="Strong_20_Emphasis"><text:span text:style-name="T46">ip</text:span></text:span><text:span text:style-name="Strong_20_Emphasis"><text:span text:style-name="T45">e d</text:span></text:span><text:span text:style-name="Strong_20_Emphasis"><text:span text:style-name="T46">e desen</text:span></text:span><text:span text:style-name="Strong_20_Emphasis"><text:span text:style-name="T45">v</text:span></text:span><text:span text:style-name="Strong_20_Emphasis"><text:span text:style-name="T46">o</text:span></text:span><text:span text:style-name="Strong_20_Emphasis"><text:span text:style-name="T45">l</text:span></text:span><text:span text:style-name="Strong_20_Emphasis"><text:span text:style-name="T46">viment</text:span></text:span><text:span text:style-name="Strong_20_Emphasis"><text:span text:style-name="T45">o</text:span></text:span><text:span text:style-name="Strong_20_Emphasis"><text:span text:style-name="T46">:</text:span></text:span><text:span text:style-name="T43"> A equipe de desenvolvimento ou Scrum Team são todos os profissionais que formam </text:span><text:span text:style-name="T45">a equipe</text:span><text:span text:style-name="T43"> responsável pela conclusão daquele projeto. Normalmente, forma-se um time multidisciplinar, pois a criação de um novo produto exige uma pluralidade de conhecimentos impossível de ser encontrada em apenas uma especialidade. </text:span><text:span text:style-name="T37">Essa equipe deve seguir o que está previsto em cada sprint, seguindo as normas da empresa e a transparência do projeto, colaborando a cada Daily Scrum. Basicamente, funciona assim: o Scrum Team é orientado e apoiado pelo Scrum Master para realizar o que foi planejado pelo Product Owner. O objetivo final desse trabalho é a conclusão do projeto.</text:span></text:p>
          <text:p text:style-name="P8"><text:span text:style-name="T43">De maneira geral, entende-se que a equipe de desenvolvimento deve ser formada por poucos profissionais e com focos específicos. </text:span><text:span text:style-name="T47">São r</text:span><text:span text:style-name="T43">espons</text:span><text:span text:style-name="T47">áveis</text:span><text:span text:style-name="T43"> por entregar soluções. Geralmente é formada por um grupo pequeno (entre 5 a 9 pessoas) multifuncional e que trabalha de forma autogerenciada e auto-organizada.</text:span></text:p>
        </text:list-item>
      </text:list>
      <text:list xml:id="list2672972716" text:style-name="L2">
        <text:list-item>
          <text:p text:style-name="P9"><text:span text:style-name="Strong_20_Emphasis"><text:span text:style-name="T43">Product Owner</text:span></text:span><text:span text:style-name="T43">: </text:span><text:span text:style-name="T45">é</text:span><text:span text:style-name="T44"> </text:span><text:span text:style-name="T43">o líder ou gerente do projeto, responsável pelo objetivo final do produto. </text:span><text:span text:style-name="T44">P</text:span><text:span text:style-name="T43">ossui um papel de liderança </text:span><text:span text:style-name="T44">e </text:span><text:span text:style-name="T43">tomará as principais decisões sobre o processo de desenvolvimento daquele projeto, sendo o principal responsável pelo sucesso na conclusão do produto. </text:span><text:span text:style-name="T38">O</text:span><text:span text:style-name="T37"> Product Owner será responsável por visualizar todo o projeto, dividir as funcionalidades e definir a ordem de prioridade de execução das demandas. </text:span><text:span text:style-name="T39">É também r</text:span><text:span text:style-name="T43">esponsável pela visão de negócios do projeto. Cabe a este papel definir e priorizar o </text:span><text:span text:style-name="Emphasis"><text:span text:style-name="T43">Product Backlog</text:span></text:span><text:span text:style-name="T43">. Geralmente é o papel desempenhado pelo cliente ou por um gerente de produtos da empresa que desenvolve o software.</text:span></text:p>
        </text:list-item>
      </text:list>
      <text:list xml:id="list4006273207" text:style-name="L3">
        <text:list-item>
          <text:p text:style-name="P10"><text:span text:style-name="Strong_20_Emphasis"><text:span text:style-name="T43">Scrum Master</text:span></text:span><text:span text:style-name="T43">: é uma mistura de gerente, facilitador e mediador. Seu papel é remover obstáculos da equipe e assegurar que as práticas de </text:span><text:span text:style-name="Emphasis"><text:span text:style-name="T43">Scrum </text:span></text:span><text:span text:style-name="T43">estejam sendo executadas com eficiência. </text:span><text:span text:style-name="T45">D</text:span><text:span text:style-name="T37">eve ser o motivador da equipe e explicar o que espera ao final daquele projeto concluído. Será esse profissional quem deve passar a filosofia Agile para todos os integrantes do grupo.</text:span></text:p>
          <text:p text:style-name="P10"><text:soft-page-break/><text:span text:style-name="T37">Se o Product Owner é o responsável pelo projeto como um todo, o Scrum Master é quem irá ajudar os demais integrantes da equipe a entenderem os princípios, valores e como funciona a metodologia Scrum. É uma das funções mais importantes para que o método tenha sucesso em uma organização. Ele também tem um papel de </text:span><text:span text:style-name="T39">li</text:span><text:a xlink:type="simple" xlink:href="https://www.pontotel.com.br/lideranca/" office:target-frame-name="_blank" xlink:show="new" text:style-name="Internet_20_link" text:visited-style-name="Visited_20_Internet_20_Link"><text:span text:style-name="T61">derança</text:span></text:a><text:span text:style-name="T37">, mas um pouco diferente do gestor do projeto, exercendo uma função de coach, pois deve auxiliar os membros do time a desenvolver sua maneira de utilizar a abordagem do Scrum.</text:span></text:p>
          <text:p text:style-name="P10"><text:span text:style-name="T45">O</text:span><text:span text:style-name="T43"> Scrum Master não pode mudar as decisões do Product Owner, mas sim encontrar formas de ajudar a equipe a ter melhor desempenho para a conclusão de cada sprint. Quando o time encontrar um problema, é esse profissional também que vai atuar na solução do que pode estar atrapalhando o desenvolvim</text:span><text:span text:style-name="T45">ento.</text:span></text:p>
        </text:list-item>
      </text:list>
      <text:h text:style-name="P34" text:outline-level="3">Como funciona <text:span text:style-name="T27">o Scrum</text:span>?</text:h>
      <text:p text:style-name="P6"><text:span text:style-name="Emphasis"><text:span text:style-name="T43">A metodologia scrum, é construída a partir de ciclos de atividades de um determinado projeto em conjunto com reuniões para alinhamento das ações e </text:span></text:span><text:a xlink:type="simple" xlink:href="https://www.euax.com.br/2018/10/melhoria-de-processos-bpi/?origin=siteeuax_pontotel_link_melhoria-de-processos&amp;utm_source=pontotel&amp;utm_medium=link&amp;utm_campaign=melhoria%20de%20processos" office:target-frame-name="_blank" xlink:show="new" text:style-name="Internet_20_link" text:visited-style-name="Visited_20_Internet_20_Link"><text:span text:style-name="Emphasis"><text:span text:style-name="T60">melhora do processo</text:span></text:span></text:a><text:span text:style-name="Emphasis"><text:span text:style-name="T43">. </text:span></text:span><text:span text:style-name="T40">A ideia é que o acompanhamento seja frequente, inclusive, diariamente, para possibilitar trocas de estratégia, por exemplo, a fim de concluir o projeto com agilidade.</text:span></text:p>
      <text:p text:style-name="P14">Não é característica da metodologia scrum seguir o caminho inicial traçado sem fazer novas análises e buscar soluções para os obstáculos encontrados no processo. Desta forma, eventuais erros são corrigidos antes de se chegar ao produto final, poupando tempo da equipe de desenvolvimento e, claro, do cliente.</text:p>
      <text:p text:style-name="P16"><text:span text:style-name="T101">O s</text:span><text:span text:style-name="T100">crum funciona em fases simples e em ciclos, </text:span><text:span text:style-name="T102">nos quais deve-se t</text:span><text:span text:style-name="T100">er uma visão total do projeto, </text:span><text:span text:style-name="T102">d</text:span>ividir as funcionalidades, <text:span text:style-name="T99">d</text:span>efinir prioridades, <text:span text:style-name="T99">d</text:span>ividir em ciclos, <text:span text:style-name="T99">i</text:span>niciar dos ciclos <text:span text:style-name="T99">e r</text:span>evisão dos ciclos.</text:p>
      <text:p text:style-name="P5"><text:span text:style-name="Strong_20_Emphasis"><text:span text:style-name="T43">Definição do </text:span></text:span><text:span text:style-name="Strong_20_Emphasis"><text:span text:style-name="Emphasis"><text:span text:style-name="T43">Product Backlog</text:span></text:span></text:span><text:span text:style-name="T43">: Todas as funcionalidades ou mudanças no produto são definidas pelo </text:span><text:span text:style-name="Emphasis"><text:span text:style-name="T43">Product Owner </text:span></text:span><text:span text:style-name="T43">no </text:span><text:span text:style-name="Emphasis"><text:span text:style-name="T43">Product Backlog</text:span></text:span><text:span text:style-name="T43">. Esta lista é priorizada para refletir a necessidade dos clientes ou demandas do mercado. Os itens do topo possuem prioridade maior do que itens no final da lista.</text:span></text:p>
      <text:p text:style-name="P22"><text:span text:style-name="Strong_20_Emphasis"><text:span text:style-name="T72">Planejamento d</text:span></text:span><text:span text:style-name="Strong_20_Emphasis"><text:span text:style-name="T73">o Sprint</text:span></text:span><text:span text:style-name="T70">: Ocorre em duas partes, cada uma delas com </text:span><text:span text:style-name="T71">o t</text:span><text:span text:style-name="Emphasis"><text:span text:style-name="T69">ime-box</text:span></text:span><text:span text:style-name="Strong_20_Emphasis"><text:span text:style-name="T76"> </text:span></text:span><text:span text:style-name="T70">de quatro horas. Na primeira parte do planejamento, o </text:span><text:span text:style-name="Emphasis"><text:span text:style-name="T69">Scrum Master </text:span></text:span><text:span text:style-name="T70">reúne-se com o </text:span><text:span text:style-name="Emphasis"><text:span text:style-name="T69">Product Owner </text:span></text:span><text:span text:style-name="T70">para verificar qual é o </text:span><text:span text:style-name="Emphasis"><text:span text:style-name="T69">Product Backlog. </text:span></text:span><text:span text:style-name="T70">Na segunda parte, o </text:span><text:span text:style-name="Emphasis"><text:span text:style-name="T69">Scrum Master </text:span></text:span><text:span text:style-name="T70">reúne-se com a </text:span><text:span text:style-name="Emphasis"><text:span text:style-name="T69">Equipe </text:span></text:span><text:span text:style-name="T70">para estimar o esforço necessário para os itens do </text:span><text:span text:style-name="Emphasis"><text:span text:style-name="T69">Product Backlog </text:span></text:span><text:span text:style-name="T70">(usando estimativa ágil como </text:span><text:span text:style-name="Emphasis"><text:span text:style-name="T69">Planning Poker</text:span></text:span><text:span text:style-name="T70">) e para planejar o </text:span><text:span text:style-name="Emphasis"><text:span text:style-name="T69">Sprint</text:span></text:span><text:span text:style-name="T70">.</text:span></text:p>
      <text:p text:style-name="P5"><text:soft-page-break/><text:span text:style-name="Strong_20_Emphasis"><text:span text:style-name="T43">Andamento do </text:span></text:span><text:span text:style-name="Strong_20_Emphasis"><text:span text:style-name="Emphasis"><text:span text:style-name="T43">Sprint</text:span></text:span></text:span><text:span text:style-name="T43">: Durante o </text:span><text:span text:style-name="Emphasis"><text:span text:style-name="T43">Sprint</text:span></text:span><text:span text:style-name="T43">, os itens do </text:span><text:span text:style-name="Emphasis"><text:span text:style-name="T43">Product Backlog </text:span></text:span><text:span text:style-name="T43">que devem ser entregues são tratados em um artefato conhecido como </text:span><text:span text:style-name="Emphasis"><text:span text:style-name="T43">Sprint Backlog</text:span></text:span><text:span text:style-name="T43">, que contém os itens do </text:span><text:span text:style-name="Emphasis"><text:span text:style-name="T43">Product Backlog </text:span></text:span><text:span text:style-name="T43">subdivididos em tarefas menores. As tarefas são responsabilidade da </text:span><text:span text:style-name="Emphasis"><text:span text:style-name="T43">Equipe</text:span></text:span><text:span text:style-name="T43">, que tem autonomia para decidir como elas devem ser executadas.</text:span></text:p>
      <text:p text:style-name="P5"><text:span text:style-name="Strong_20_Emphasis"><text:span text:style-name="T43">Reuniões Diárias</text:span></text:span><text:span text:style-name="T43">: O </text:span><text:span text:style-name="Emphasis"><text:span text:style-name="T43">Scrum Master </text:span></text:span><text:span text:style-name="T43">se reúne diariamente com a </text:span><text:span text:style-name="Emphasis"><text:span text:style-name="T43">Equipe </text:span></text:span><text:span text:style-name="T43">sempre em um mesmo horário. Nesta reunião, cada membro da equipe responde três perguntas básicas:</text:span></text:p>
      <text:list xml:id="list2690199454" text:style-name="L4">
        <text:list-item>
          <text:p text:style-name="P11">O que foi feito ontem?</text:p>
        </text:list-item>
        <text:list-item>
          <text:p text:style-name="P23">O que se pretende fazer hoje?</text:p>
        </text:list-item>
        <text:list-item>
          <text:p text:style-name="P23">Quais são os impedimentos que estão atrapalhando a execução das tarefas?</text:p>
        </text:list-item>
      </text:list>
      <text:p text:style-name="P5"><text:span text:style-name="Strong_20_Emphasis"><text:span text:style-name="T43">Revisões</text:span></text:span><text:span text:style-name="T43">: No final do </text:span><text:span text:style-name="Emphasis"><text:span text:style-name="T43">Sprint </text:span></text:span><text:span text:style-name="T43">a </text:span><text:span text:style-name="Emphasis"><text:span text:style-name="T43">Equipe </text:span></text:span><text:span text:style-name="T43">demonstra os resultados para o </text:span><text:span text:style-name="Emphasis"><text:span text:style-name="T43">Product Owner </text:span></text:span><text:span text:style-name="T43">e demais interessados em uma reunião chamada </text:span><text:span text:style-name="Emphasis"><text:span text:style-name="T43">Sprint Review</text:span></text:span><text:span text:style-name="T43">, de forma que os itens do </text:span><text:span text:style-name="Emphasis"><text:span text:style-name="T43">Backlog </text:span></text:span><text:span text:style-name="T43">sejam considerados prontos e então possa se iniciar um novo </text:span><text:span text:style-name="Emphasis"><text:span text:style-name="T43">Sprint</text:span></text:span><text:span text:style-name="T43">. A equipe também faz uma reunião de auto avaliação no final do </text:span><text:span text:style-name="Emphasis"><text:span text:style-name="T43">Sprint </text:span></text:span><text:span text:style-name="T43">chamada </text:span><text:span text:style-name="Emphasis"><text:span text:style-name="T43">Sprint Restrospective. </text:span></text:span><text:span text:style-name="T43">Nela discute-se o que aconteceu durante a iteração finalizada, identificando o que funcionou bem e o que pode ser melhorado.</text:span></text:p>
      <text:p text:style-name="P5"><text:span text:style-name="Strong_20_Emphasis"><text:span text:style-name="T43">Monitoramento do Projeto: </text:span></text:span><text:span text:style-name="T43">Para reportar o andamento do projeto usa-se um </text:span><text:span text:style-name="Emphasis"><text:span text:style-name="T43">Burndown Chart, </text:span></text:span><text:span text:style-name="T43">que é um gráfico onde o eixo </text:span><text:span text:style-name="Emphasis"><text:span text:style-name="T43">x </text:span></text:span><text:span text:style-name="T43">é a linha de tempo do projeto e o eixo </text:span><text:span text:style-name="Emphasis"><text:span text:style-name="T43">y </text:span></text:span><text:span text:style-name="T43">é o número de pontos a serem vencidos, que representam os pesos das funcionalidades potencialmente implantáveis do </text:span><text:span text:style-name="Emphasis"><text:span text:style-name="T43">Product Backlog.</text:span></text:span></text:p>
      <text:p text:style-name="P7"><text:span text:style-name="Emphasis"><text:span text:style-name="T47">Enfim, pode-se concluir que a</text:span></text:span><text:span text:style-name="Emphasis"><text:span text:style-name="T43">pesar de ser mais comum para profissionais de tecnologia, no desenvolvimento de softwares, por exemplo, é possível aplicar esta maneira de gestão de projetos em empresas de qualquer setor. Por isso, caso seu negócio ainda não aplique o scrum, sempre é possível começar.</text:span></text:span></text:p>
      <text:p text:style-name="P15">Como você pode perceber, a metodologia Scrum é bastante simples de ser aplicada, desde que os colaboradores possuam ou desenvolvam o mindset dos métodos ágeis.</text:p>
      <text:p text:style-name="P15">Criado com o objetivo de tornar o desenvolvimento de projetos menos engessado e mais flexíveis, a metodologia Scrum precisa de uma equipe multidisciplinar para ter sucesso. Isso porque cada profissional será responsável por uma parte específica do sprint para que os prazos sejam cumpridos.</text:p>
      <text:p text:style-name="P15"><text:soft-page-break/>O que é importante em todos os projetos scrum é que todos os envolvidos entendam como ela funciona e acreditem que a mentalidade ágil é possível de ser realizada, mesmo nas demandas mais complexas, como fazer pousar um avião ou criar um novo software.</text:p>
      <text:p text:style-name="P5"><text:span text:style-name="Emphasis"><text:span text:style-name="T43"/></text:span></text:p>
      <text:p text:style-name="P4"><text:span text:style-name="Emphasis"><text:span text:style-name="T43"/></text:span></text:p>
      <text:p text:style-name="P5"><text:span text:style-name="Emphasis"><text:span text:style-name="T43"/></text:span></text:p>
      <text:p text:style-name="P22"><text:span text:style-name="T70"/></text:p>
      <text:p text:style-name="P3"><text:span text:style-name="T94"/></text:p>
      <text:h text:style-name="P32" text:outline-level="2"><text:span text:style-name="T26"/></text:h>
      <text:h text:style-name="P32" text:outline-level="2"><text:span text:style-name="T26"/></text:h>
      <text:h text:style-name="P32" text:outline-level="2"><text:span text:style-name="T26"/></text:h>
      <text:h text:style-name="P32" text:outline-level="2"><text:span text:style-name="T26"/></text:h>
      <text:h text:style-name="P32" text:outline-level="2"><text:span text:style-name="T26"/></text:h>
      <text:h text:style-name="P32" text:outline-level="2"><text:span text:style-name="T26"/></text:h>
      <text:h text:style-name="P32" text:outline-level="2"><text:span text:style-name="T26">As Principais etapas para o desenvolvimento de softwares são:</text:span></text:h>
      <text:h text:style-name="P33" text:outline-level="3"><text:span text:style-name="T25">Levantamento de Requisitos</text:span></text:h>
      <text:p text:style-name="P2"><text:span text:style-name="T22">É a primeira etapa, todo o projeto deve começar por aqui e ser negligente nessa etapa pode colocar todo o trabalho a perder.</text:span></text:p>
      <text:p text:style-name="P24"><text:span text:style-name="T2">O levantamento de requisitos existe para saber </text:span><text:span text:style-name="Strong"><text:span text:style-name="T1">quais são as reais necessidades dos </text:span></text:span><text:span text:style-name="T2">clientes, <text:s/>são condições, ou seja, exigências que determinam que o software precisará seguir determinados padrões e especificações.</text:span></text:p>
      <text:p text:style-name="P24"><text:span text:style-name="T2">Podem ser requisitos funcionais (o que o software deve fazer), requisitos de usabilidade ou questões de confiabilidade, portabilidade e segurança. Não é exagero dizer que essa etapa é d</text:span><text:span text:style-name="T4">e </text:span><text:span text:style-name="Strong"><text:span text:style-name="T1">responsabilidade compartilhada entre cliente e gerente de projeto</text:span></text:span><text:span text:style-name="T4">.</text:span></text:p>
      <text:p text:style-name="P26"><text:span text:style-name="T23">Pois cabe ao cliente fazer suas exigências, mas aquele que coordenará a equipe de desenvolvedores também precisa se esforçar para compreender totalmente as necessidades e problemas a serem resolvidos de quem o está contratando.</text:span></text:p>
      <text:h text:style-name="P33" text:outline-level="3"><text:span text:style-name="T25">Análise de Requisitos</text:span></text:h>
      <text:p text:style-name="P24"><text:span text:style-name="T2">Após o levantamento dos requisitos, a fase seguinte consiste em avaliá-los, com o intuito de </text:span><text:span text:style-name="Strong"><text:span text:style-name="T1">analisar a viabilidade do trabalho</text:span></text:span><text:span text:style-name="T4">.</text:span></text:p>
      <text:p text:style-name="P26"><text:span text:style-name="T23">Primeiro, é preciso escrutinar as informações recebidas.</text:span></text:p>
      <text:p text:style-name="P26"><text:span text:style-name="T23">Está tudo claro ou há erros, contradições, ambiguidades, dados incompletos ou requisitos ocultos nas entrelinhas?</text:span></text:p>
      <text:p text:style-name="P24"><text:soft-page-break/><text:span text:style-name="T2">A partir daí, a equipe analisa se </text:span><text:span text:style-name="Strong"><text:span text:style-name="T1">é</text:span></text:span><text:span text:style-name="Strong"><text:span text:style-name="T3"> </text:span></text:span><text:span text:style-name="Strong"><text:span text:style-name="T1">possível realizar o serviço </text:span></text:span><text:span text:style-name="T2">dentro</text:span><text:span text:style-name="T4"> </text:span><text:span text:style-name="T2">das condições estabelecidas.</text:span></text:p>
      <text:p text:style-name="P26"><text:span text:style-name="T23">É bom destacar que, nessa etapa, estão em avaliação apenas as condições técnicas.</text:span></text:p>
      <text:p text:style-name="P24"><text:span text:style-name="T2">Então, para seguir adiante, é preciso que a equipe seja capaz de </text:span><text:span text:style-name="Strong"><text:span text:style-name="T1">desenvolver o software</text:span></text:span><text:span text:style-name="Strong"><text:span text:style-name="T3"> </text:span></text:span><text:span text:style-name="Strong"><text:span text:style-name="T1">com excelência</text:span></text:span><text:span text:style-name="T4">, </text:span><text:span text:style-name="T2">considerando todos os requisitos levantados.</text:span></text:p>
      <text:p text:style-name="P26"><text:span text:style-name="T23">Pode acontecer também de os requisitos serem tais que tornam o trabalho inviável, por ser tecnicamente irrealizável ou por não valer a pena tamanho esforço.</text:span></text:p>
      <text:p text:style-name="P26"><text:span text:style-name="T23">A partir dessa avaliação, conversa-se novamente com o cliente para, se necessário, fazer os ajustes necessários na lista de requisitos.</text:span></text:p>
      <text:p text:style-name="P25"/>
      <text:p text:style-name="P25"/>
      <text:p text:style-name="P25"/>
      <text:p text:style-name="P1"/>
      <text:p text:style-name="P2"><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Lohit Devanagari1" svg:font-family="'Lohit Devanagari'"/>
    <style:font-face style:name="Rubik" svg:font-family="Rubik, sans-serif"/>
    <style:font-face style:name="helvetica neue" svg:font-family="'helvetica neue', Helvetica, Arial, sans-serif"/>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游ゴシック Light" style:font-family-asian="'游ゴシック Light'" style:font-family-generic-asian="system" style:font-pitch-asian="variable"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086cm" fo:margin-bottom="0.086cm" loext:contextual-spacing="false" fo:hyphenation-ladder-count="no-limit" style:vertical-align="auto"/>
      <style:text-properties style:font-name="Times New Roman" fo:font-family="'Times New Roman'" style:font-family-generic="roman" style:font-pitch="variable" style:letter-kerning="false" style:font-name-asian="游明朝" style:font-family-asian="游明朝" style:font-family-generic-asian="system" style:font-pitch-asian="variable" style:language-asian="pt" style:country-asian="BR"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ítulo_20_2_20_Char" style:display-name="Título 2 Char" style:family="text" style:parent-style-name="Default_20_Paragraph_20_Font">
      <style:text-properties fo:color="#2f5496"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Mangal" style:font-family-complex="Mangal" style:font-family-generic-complex="system" style:font-pitch-complex="variable" style:font-size-complex="11.5pt"/>
    </style:style>
    <style:style style:name="Strong" style:family="text" style:parent-style-name="Default_20_Paragraph_20_Font">
      <style:text-properties fo:font-weight="bold" style:font-weight-asian="bold" style:font-weight-complex="bold"/>
    </style:style>
    <style:style style:name="Título_20_3_20_Char" style:display-name="Título 3 Char" style:family="text" style:parent-style-name="Default_20_Paragraph_20_Font">
      <style:text-properties fo:color="#1f3763" style:font-name="Calibri Light" fo:font-family="'Calibri Light'" style:font-family-generic="roman" style:font-pitch="variable" style:font-name-asian="游ゴシック Light" style:font-family-asian="'游ゴシック Light'" style:font-family-generic-asian="system" style:font-pitch-asian="variable" style:font-name-complex="Mangal" style:font-family-complex="Mangal" style:font-family-generic-complex="system" style:font-pitch-complex="variable" style:font-size-complex="10.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style:font-name="Arial" fo:font-family="Arial" style:font-family-generic="roman" style:font-pitch="variable"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color="#000000" style:font-name="Arial" fo:font-family="Arial" style:font-family-generic="roman" style:font-pitch="variable"/>
    </style:style>
    <style:style style:name="ListLabel_20_20" style:display-name="ListLabel 20" style:family="text">
      <style:text-properties fo:color="#005be2" style:font-name="Arial" fo:font-family="Arial" style:font-family-generic="roman" style:font-pitch="variable" style:font-name-complex="Arial3" style:font-family-complex="Arial" style:font-family-generic-complex="system" style:font-pitch-complex="variable"/>
    </style:style>
    <style:style style:name="ListLabel_20_21" style:display-name="ListLabel 21" style:family="text">
      <style:text-properties fo:color="#005be2" style:font-name="Arial" fo:font-family="Arial" style:font-family-generic="roman" style:font-pitch="variable" style:font-name-complex="Arial3" style:font-family-complex="Arial" style:font-family-generic-complex="system" style:font-pitch-complex="variable" loext:padding="0cm" loext:border="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22-10-27T18:48:00</meta:creation-date>
    <dc:date>2022-10-27T17:40:46.803639119</dc:date>
    <meta:editing-duration>PT15M23S</meta:editing-duration>
    <meta:generator>LibreOffice/6.0.7.3$Linux_X86_64 LibreOffice_project/00m0$Build-3</meta:generator>
    <meta:document-statistic meta:table-count="0" meta:image-count="0" meta:object-count="0" meta:page-count="7" meta:paragraph-count="58" meta:word-count="2159" meta:character-count="13569" meta:non-whitespace-character-count="114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